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Cabin" svg:font-family="Cabin" style:font-pitch="variable"/>
    <style:font-face style:name="Liberation Sans1" svg:font-family="'Liberation Sans'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5.13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4.29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7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9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.655cm" fo:min-width="0.517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.732cm" style:use-optimal-column-width="false"/>
    </style:style>
    <style:style style:name="co2" style:family="table-column">
      <style:table-column-properties style:column-width="2.731cm" style:use-optimal-column-width="false"/>
    </style:style>
    <style:style style:name="co3" style:family="table-column">
      <style:table-column-properties style:column-width="3.302cm" style:use-optimal-column-width="false"/>
    </style:style>
    <style:style style:name="co4" style:family="table-column">
      <style:table-column-properties style:column-width="3.301cm" style:use-optimal-column-width="false"/>
    </style:style>
    <style:style style:name="ro1" style:family="table-row">
      <style:table-row-properties style:row-height="3.105cm"/>
    </style:style>
    <style:style style:name="ro2" style:family="table-row">
      <style:table-row-properties style:row-height="1.082cm"/>
    </style:style>
    <style:style style:name="ro3" style:family="table-row">
      <style:table-row-properties style:row-height="1.083cm"/>
    </style:style>
    <style:style style:name="ro4" style:family="table-row">
      <style:table-row-properties style:row-height="2.394cm"/>
    </style:style>
    <style:style style:name="ro5" style:family="table-row">
      <style:table-row-properties style:row-height="0.974cm"/>
    </style:style>
    <style:style style:name="ro6" style:family="table-row">
      <style:table-row-properties style:row-height="0.978cm"/>
    </style:style>
    <style:style style:name="ce1" style:family="table-cell">
      <style:paragraph-properties fo:text-align="center"/>
      <style:text-properties fo:color="#b2b2b2"/>
    </style:style>
    <style:style style:name="ce2" style:family="table-cell">
      <style:paragraph-properties fo:text-align="center"/>
      <style:text-properties fo:color="#cccccc"/>
    </style:style>
    <style:style style:name="ce3" style:family="table-cell">
      <style:text-properties fo:color="#b2b2b2"/>
    </style:style>
    <style:style style:name="ce4" style:family="table-cell">
      <style:paragraph-properties fo:text-align="center"/>
    </style:style>
    <style:style style:name="ce5" style:family="table-cell">
      <style:text-properties style:font-name="FreeMono1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style:font-name="Cabin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Cabin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Cabin"/>
    </style:style>
    <style:style style:name="P8" style:family="paragraph">
      <loext:graphic-properties draw:fill-color="#ffffff"/>
    </style:style>
    <style:style style:name="T1" style:family="text">
      <style:text-properties fo:color="#b2b2b2"/>
    </style:style>
    <style:style style:name="T2" style:family="text">
      <style:text-properties fo:color="#cccccc"/>
    </style:style>
    <style:style style:name="T3" style:family="text">
      <style:text-properties style:font-name="Cabin" fo:font-weight="bold" style:font-weight-asian="bold" style:font-weight-complex="bold"/>
    </style:style>
    <style:style style:name="T4" style:family="text">
      <style:text-properties style:font-name="FreeMono1"/>
    </style:style>
    <style:style style:name="T5" style:family="text">
      <style:text-properties style:font-name="Cab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5.462cm" svg:height="7.433cm" svg:x="0.421cm" svg:y="1.927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fd</text:span></text:p>
              </table:table-cell>
              <table:table-cell table:style-name="ce2">
                <text:p text:style-name="P1"><text:span text:style-name="T2">Open file table ptr</text:span></text:p>
              </table:table-cell>
            </table:table-row>
            <table:table-row table:style-name="ro2">
              <table:table-cell table:style-name="ce3">
                <text:p><text:span text:style-name="T1">...</text:span></text:p>
              </table:table-cell>
              <table:table-cell table:style-name="sun2"/>
            </table:table-row>
            <table:table-row table:style-name="ro2">
              <table:table-cell table:style-name="ce3">
                <text:p><text:span text:style-name="T1">n</text:span></text:p>
              </table:table-cell>
              <table:table-cell table:style-name="sun1"/>
            </table:table-row>
            <table:table-row table:style-name="ro2">
              <table:table-cell table:style-name="ce3">
                <text:p><text:span text:style-name="T1">n+1</text:span></text:p>
              </table:table-cell>
              <table:table-cell table:style-name="sun2"/>
            </table:table-row>
            <table:table-row table:style-name="ro3">
              <table:table-cell table:style-name="ce3">
                <text:p><text:span text:style-name="T1">...</text:span></text:p>
              </table:table-cell>
              <table:table-cell table:style-name="sun1"/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5.637cm" svg:height="1.801cm" svg:x="0.233cm" svg:y="0.254cm">
          <draw:text-box>
            <text:p text:style-name="P2"><text:span text:style-name="T3">parent process file </text:span></text:p>
            <text:p text:style-name="P2"><text:span text:style-name="T3">descriptor table</text:span></text:p>
          </draw:text-box>
        </draw:frame>
        <draw:frame draw:style-name="standard" draw:layer="layout" svg:width="5.462cm" svg:height="7.433cm" svg:x="0.422cm" svg:y="11.428cm">
          <table:table table:template-name="earth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fd</text:span></text:p>
              </table:table-cell>
              <table:table-cell table:style-name="ce2">
                <text:p text:style-name="P1"><text:span text:style-name="T2">Open file table ptr</text:span></text:p>
              </table:table-cell>
            </table:table-row>
            <table:table-row table:style-name="ro2">
              <table:table-cell table:style-name="ce3">
                <text:p><text:span text:style-name="T1">...</text:span></text:p>
              </table:table-cell>
              <table:table-cell table:style-name="earth2"/>
            </table:table-row>
            <table:table-row table:style-name="ro2">
              <table:table-cell table:style-name="ce3">
                <text:p><text:span text:style-name="T1">n</text:span></text:p>
              </table:table-cell>
              <table:table-cell table:style-name="earth1"/>
            </table:table-row>
            <table:table-row table:style-name="ro2">
              <table:table-cell table:style-name="ce3">
                <text:p><text:span text:style-name="T1">n+1</text:span></text:p>
              </table:table-cell>
              <table:table-cell table:style-name="earth2"/>
            </table:table-row>
            <table:table-row table:style-name="ro3">
              <table:table-cell table:style-name="ce3">
                <text:p><text:span text:style-name="T1">...</text:span></text:p>
              </table:table-cell>
              <table:table-cell table:style-name="earth1"/>
            </table:table-row>
          </table:table>
          <draw:image xlink:href="Pictures/TablePreview2.svm" xlink:type="simple" xlink:show="embed" xlink:actuate="onLoad"/>
        </draw:frame>
        <draw:frame draw:style-name="gr2" draw:text-style-name="P3" draw:layer="layout" svg:width="4.795cm" svg:height="1.801cm" svg:x="0.234cm" svg:y="9.755cm">
          <draw:text-box>
            <text:p text:style-name="P2"><text:span text:style-name="T3">child process </text:span></text:p>
            <text:p text:style-name="P2"><text:span text:style-name="T3">descriptor table</text:span></text:p>
          </draw:text-box>
        </draw:frame>
        <draw:frame draw:style-name="standard" draw:layer="layout" svg:width="9.904cm" svg:height="11.163cm" svg:x="9.185cm" svg:y="5.55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4">
              <table:table-cell>
                <text:p text:style-name="P1">offset</text:p>
              </table:table-cell>
              <table:table-cell>
                <text:p text:style-name="P1">flags</text:p>
              </table:table-cell>
              <table:table-cell>
                <text:p text:style-name="P1">inode</text:p>
                <text:p text:style-name="P1">(vnode)</text:p>
                <text:p text:style-name="P1">ptr</text:p>
              </table:table-cell>
            </table:table-row>
            <table:table-row table:style-name="ro5" table:default-cell-style-name="gray2">
              <table:table-cell/>
              <table:table-cell table:style-name="ce5"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>
                <text:p><text:span text:style-name="T4">O_READ</text:span></text:p>
              </table:table-cell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>
                <text:p><text:span text:style-name="T4">O_W</text:span><text:span text:style-name="T4">RIT</text:span><text:span text:style-name="T4">E</text:span></text:p>
              </table:table-cell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6" table:default-cell-style-name="gray2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3" draw:text-style-name="P4" draw:layer="layout" svg:width="10.16cm" svg:height="1.801cm" svg:x="9.144cm" svg:y="3.632cm">
          <draw:text-box>
            <text:p text:style-name="P1"><text:span text:style-name="T3">Open file table </text:span></text:p>
            <text:p text:style-name="P1"><text:span text:style-name="T3">(only one table)</text:span></text:p>
          </draw:text-box>
        </draw:frame>
        <draw:frame draw:style-name="gr4" draw:text-style-name="P5" draw:layer="layout" svg:width="6.391cm" svg:height="1.737cm" svg:x="0.013cm" svg:y="19.104cm">
          <draw:text-box>
            <text:p text:style-name="P1">a file descriptor table per existing <text:span text:style-name="T5">process</text:span></text:p>
          </draw:text-box>
        </draw:frame>
        <draw:line draw:style-name="gr5" draw:text-style-name="P6" draw:layer="layout" svg:x1="4.826cm" svg:y1="7.874cm" svg:x2="9.185cm" svg:y2="12.446cm">
          <text:p/>
        </draw:line>
        <draw:line draw:style-name="gr5" draw:text-style-name="P6" draw:layer="layout" svg:x1="4.826cm" svg:y1="16.256cm" svg:x2="9.185cm" svg:y2="10.414cm">
          <text:p/>
        </draw:line>
        <draw:frame draw:style-name="gr6" draw:text-style-name="P7" draw:layer="layout" svg:width="11.798cm" svg:height="1.969cm" svg:x="8.014cm" svg:y="18.605cm">
          <draw:text-box>
            <text:p text:style-name="P1"><text:span text:style-name="T5">File descriptors at parent and child points to the same entries in the open files table</text:span></text:p>
          </draw:text-box>
        </draw:frame>
        <draw:line draw:style-name="gr5" draw:text-style-name="P6" draw:layer="layout" svg:x1="24.384cm" svg:y1="10.414cm" svg:x2="23.368cm" svg:y2="11.43cm">
          <text:p/>
        </draw:line>
        <draw:line draw:style-name="gr5" draw:text-style-name="P6" draw:layer="layout" svg:x1="17.526cm" svg:y1="12.446cm" svg:x2="20.32cm" svg:y2="11.684cm">
          <text:p/>
        </draw:line>
        <draw:custom-shape draw:style-name="gr7" draw:text-style-name="P1" draw:layer="layout" svg:width="1.016cm" svg:height="3.048cm" draw:transform="rotate (1.5707963267949) translate (20.32cm 11.938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6" draw:layer="layout" svg:x1="17.526cm" svg:y1="10.414cm" svg:x2="24.384cm" svg:y2="10.414cm">
          <text:p/>
        </draw:lin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Cabin" svg:font-family="Cabin" style:font-pitch="variable"/>
    <style:font-face style:name="Liberation Sans1" svg:font-family="'Liberation Sans'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3T10:09:08.149880392</meta:creation-date>
    <dc:date>2017-05-02T10:21:08.033967795</dc:date>
    <meta:editing-duration>PT1H9M23S</meta:editing-duration>
    <meta:editing-cycles>7</meta:editing-cycles>
    <meta:generator>LibreOffice/5.1.6.2$Linux_X86_64 LibreOffice_project/10m0$Build-2</meta:generator>
    <meta:document-statistic meta:object-count="37"/>
  </office:meta>
</office:document-meta>
</file>